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2T13:25:53.241000000</meta:creation-date>
    <meta:generator>LibreOffice/6.0.7.3$Windows_X86_64 LibreOffice_project/dc89aa7a9eabfd848af146d5086077aeed2ae4a5</meta:generator>
    <dc:date>2019-09-02T14:06:58.230000000</dc:date>
    <meta:editing-duration>PT7M51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